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4,085,114,794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3,719,369,107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3,674,794,530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4,218,723,875.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5,015,157,815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4,920,343,195.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3,801,862,611.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,942,546,781.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2,578,026,297.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2,453,899,846.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2,505,458,705.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2,158,496,872.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,885,112,201.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,650,494,367.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,448,536,630.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,385,810,072.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,253,340,519.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,090,467,712.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635,874,002.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669,384,768.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672,375,927.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850,218,033.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941,742,152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3:58:31.912793946</dc:date>
    <meta:editing-duration>PT5H50M35S</meta:editing-duration>
    <meta:editing-cycles>151</meta:editing-cycles>
    <meta:generator>LibreOffice/7.2.6.2$Linux_X86_64 LibreOffice_project/20$Build-2</meta:generator>
    <meta:document-statistic meta:table-count="1" meta:cell-count="48" meta:object-count="0"/>
  </office:meta>
</office:document-meta>
</file>